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fo:font-size="7pt" style:font-size-asian="7pt" style:font-size-complex="7pt"/>
    </style:style>
    <style:style style:name="P2" style:family="paragraph" style:parent-style-name="Standard">
      <style:text-properties style:font-name="Times New Roman" fo:font-size="12pt" style:font-size-asian="10.5pt" style:font-size-complex="12pt"/>
    </style:style>
    <style:style style:name="P3" style:family="paragraph" style:parent-style-name="Preformatted_20_Text">
      <style:text-properties style:font-name="Courier 10 Pitch" fo:font-size="7pt" style:font-size-asian="7pt" style:font-size-complex="7pt"/>
    </style:style>
    <style:style style:name="P4" style:family="paragraph" style:parent-style-name="Preformatted_20_Text">
      <style:paragraph-properties fo:margin-top="0cm" fo:margin-bottom="0.499cm"/>
      <style:text-properties style:font-name="Courier 10 Pitch" fo:font-size="7pt" style:font-size-asian="7pt" style:font-size-complex="7pt"/>
    </style:style>
    <style:style style:name="P5" style:family="paragraph" style:parent-style-name="Standard">
      <style:text-properties style:font-name="Times New Roman" fo:font-size="12pt" style:font-size-asian="10.5pt" style:font-size-complex="12pt"/>
    </style:style>
    <style:style style:name="P6" style:family="paragraph" style:parent-style-name="Standard" style:list-style-name="L1">
      <style:text-properties style:font-name="Times New Roman" fo:font-size="12pt" style:font-size-asian="10.5pt" style:font-size-complex="12pt"/>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RAM TestQuad</text:p>
      <text:p text:style-name="P3"/>
      <text:p text:style-name="P3"><text:s text:c="2"/>use timers</text:p>
      <text:p text:style-name="P3"><text:s text:c="2"/>type(TimerType) :: func1Time,func2Time,func3Time</text:p>
      <text:p text:style-name="P3"><text:s text:c="2"/></text:p>
      <text:p text:style-name="P3"><text:s text:c="2"/>REAL*8 left, right, result, eps, Quad</text:p>
      <text:p text:style-name="P3"><text:s text:c="2"/>REAL*8 <text:s text:c="4"/>Func1, Func2, Func3</text:p>
      <text:p text:style-name="P3"><text:s text:c="2"/>EXTERNAL <text:s text:c="2"/>Func1, Func2, Func3</text:p>
      <text:p text:style-name="P3"/>
      <text:p text:style-name="P3">! <text:s text:c="4"/>Initialise timers</text:p>
      <text:p text:style-name="P3"><text:s text:c="2"/>call TimerCreate(func1Time,"Func1")</text:p>
      <text:p text:style-name="P3"><text:s text:c="2"/>call TimerCreate(func2Time,"Func2")</text:p>
      <text:p text:style-name="P3"><text:s text:c="2"/>call TimerCreate(func3Time,"Func3")</text:p>
      <text:p text:style-name="P3"/>
      <text:p text:style-name="P3"><text:s text:c="2"/>call TimerOn(func1Time)</text:p>
      <text:p text:style-name="P3"><text:s text:c="2"/>left <text:s/>= 0.0</text:p>
      <text:p text:style-name="P3"><text:s text:c="2"/>right = 1.0</text:p>
      <text:p text:style-name="P3"><text:s text:c="2"/>eps <text:s text:c="2"/>= 1.0E-7</text:p>
      <text:p text:style-name="P3"><text:s text:c="2"/>result = Quad (Func1, left, right, eps)</text:p>
      <text:p text:style-name="P3"><text:s text:c="2"/>call TimerOff(func1Time)</text:p>
      <text:p text:style-name="P3"/>
      <text:p text:style-name="P3"><text:s text:c="2"/>PRINT *, "Result for Func1 = ", result</text:p>
      <text:p text:style-name="P3"><text:s text:c="2"/>call TimerPrint(func1Time)</text:p>
      <text:p text:style-name="P3"/>
      <text:p text:style-name="P3"><text:s text:c="2"/>call TimerOn(func2Time)</text:p>
      <text:p text:style-name="P3"><text:s text:c="2"/>left <text:s/>= 0.0</text:p>
      <text:p text:style-name="P3"><text:s text:c="2"/>right = 1.0</text:p>
      <text:p text:style-name="P3"><text:s text:c="2"/>eps <text:s text:c="2"/>= 1.0E-7</text:p>
      <text:p text:style-name="P3"><text:s text:c="2"/>result = Quad (Func2, left, right, eps)</text:p>
      <text:p text:style-name="P3"><text:s text:c="2"/>call TimerOff(func2Time)</text:p>
      <text:p text:style-name="P3"/>
      <text:p text:style-name="P3"><text:s text:c="2"/>PRINT *, "Result for Func2 = ", result</text:p>
      <text:p text:style-name="P3"><text:s text:c="2"/>call TimerPrint(func2Time)</text:p>
      <text:p text:style-name="P3"/>
      <text:p text:style-name="P3"><text:s text:c="2"/>call TimerOn(func3Time)</text:p>
      <text:p text:style-name="P3"><text:s text:c="2"/>left <text:s/>= 0.0</text:p>
      <text:p text:style-name="P3"><text:s text:c="2"/>right = 1.0</text:p>
      <text:p text:style-name="P3"><text:s text:c="2"/>eps <text:s text:c="2"/>= 1.0E-7</text:p>
      <text:p text:style-name="P3"><text:s text:c="2"/>result = Quad (Func3, left, right, eps)</text:p>
      <text:p text:style-name="P3"><text:s text:c="2"/>call TimerOff(func3Time)</text:p>
      <text:p text:style-name="P3"/>
      <text:p text:style-name="P3"><text:s text:c="2"/>PRINT *, "Result for Func3 = ", result</text:p>
      <text:p text:style-name="P3"><text:s text:c="2"/>call TimerPrint(func3Time)</text:p>
      <text:p text:style-name="P3"/>
      <text:p text:style-name="P3">END PROGRAM TestQuad</text:p>
      <text:p text:style-name="P3"/>
      <text:p text:style-name="P3">REAL*8 FUNCTION Quad (Func, left, right, epsilon)</text:p>
      <text:p text:style-name="P3"><text:s text:c="2"/>REAL*8 left, right, epsilon, Func</text:p>
      <text:p text:style-name="P3"/>
      <text:p text:style-name="P3">! *** Adaptive Quadrture</text:p>
      <text:p text:style-name="P3"/>
      <text:p text:style-name="P3"><text:s text:c="2"/>INTEGER STACKSIZE,IL,IR,IE</text:p>
      <text:p text:style-name="P3"><text:s text:c="2"/>PARAMETER (STACKSIZE = 100000,IL=1,IR=2,IE=3)</text:p>
      <text:p text:style-name="P3"/>
      <text:p text:style-name="P3"><text:s text:c="2"/>REAL*8 stack <text:s/>(3,STACKSIZE)</text:p>
      <text:p text:style-name="P3"><text:s text:c="2"/>INTEGER stackpointer</text:p>
      <text:p text:style-name="P3"/>
      <text:p text:style-name="P3"><text:s text:c="2"/>REAL*8 result, abserror, l, r, m, est1, est2, eps</text:p>
      <text:p text:style-name="P3"/>
      <text:p text:style-name="P3"><text:s text:c="2"/>stackpointer = 1</text:p>
      <text:p text:style-name="P3"><text:s text:c="2"/>stack(il,stackpointer) = left</text:p>
      <text:p text:style-name="P3"><text:s text:c="2"/>stack(ir,stackpointer) = right</text:p>
      <text:p text:style-name="P3"><text:s text:c="2"/>stack(ie,stackpointer) = epsilon</text:p>
      <text:p text:style-name="P3"/>
      <text:p text:style-name="P3"><text:s text:c="2"/>result = 0.0</text:p>
      <text:p text:style-name="P3"/>
      <text:p text:style-name="P3"><text:s text:c="2"/>call Stackops(stackpointer,stack,result,Func) </text:p>
      <text:p text:style-name="P3"/>
      <text:p text:style-name="P3"><text:s text:c="2"/>Quad = result</text:p>
      <text:p text:style-name="P3"/>
      <text:p text:style-name="P3"><text:s text:c="2"/>RETURN</text:p>
      <text:p text:style-name="P3">END FUNCTION Quad</text:p>
      <text:p text:style-name="P3"/>
      <text:p text:style-name="P3">SUBROUTINE Stackops(stackpointer,stack,result,Func)</text:p>
      <text:p text:style-name="P3"/>
      <text:p text:style-name="P3"><text:s text:c="2"/>INTEGER STACKSIZE,IL,IR,IE</text:p>
      <text:p text:style-name="P3"><text:s text:c="2"/>PARAMETER (STACKSIZE = 100000,IL=1,IR=2,IE=3)</text:p>
      <text:p text:style-name="P3"/>
      <text:p text:style-name="P3"><text:s text:c="2"/>REAL*8 stack(3,STACKSIZE)</text:p>
      <text:p text:style-name="P3"><text:s text:c="2"/>INTEGER stackpointer</text:p>
      <text:p text:style-name="P3"/>
      <text:p text:style-name="P3"><text:s text:c="2"/>REAL*8 result, Func</text:p>
      <text:p text:style-name="P3"><text:s text:c="2"/>REAL*8 abserror, l, r, m, est1, est2, eps</text:p>
      <text:p text:style-name="P3"/>
      <text:p text:style-name="P3"><text:s text:c="2"/>INTEGER active_threads, work</text:p>
      <text:p text:style-name="P3"/>
      <text:p text:style-name="P3"><text:s text:c="2"/>active_threads = 0</text:p>
      <text:p text:style-name="P3"/>
      <text:p text:style-name="P3">!$OMP parallel default(none) &amp;</text:p>
      <text:p text:style-name="P3"><text:soft-page-break/>!$OMP private(abserror, l, r, m, est1, est2, eps, work) &amp; </text:p>
      <text:p text:style-name="P3">!$OMP shared(stack, stackpointer, active_threads) &amp;</text:p>
      <text:p text:style-name="P3">!$OMP reduction(+: result)</text:p>
      <text:p text:style-name="P3"/>
      <text:p text:style-name="P3"><text:s text:c="2"/>DO WHILE <text:s/>(stackpointer .GE. 1 .OR. active_threads .NE. 0)</text:p>
      <text:p text:style-name="P3"/>
      <text:p text:style-name="P3">! *** Pop next interval off stack.</text:p>
      <text:p text:style-name="P3">!$OMP critical (pop)</text:p>
      <text:p text:style-name="P3"><text:s text:c="5"/>work = 0</text:p>
      <text:p text:style-name="P3"><text:s text:c="5"/>IF (stackpointer .GT. 0) THEN</text:p>
      <text:p text:style-name="P3"><text:s text:c="8"/>work = 1</text:p>
      <text:p text:style-name="P3"><text:s text:c="8"/>!$OMP ATOMIC</text:p>
      <text:p text:style-name="P3"><text:s text:c="8"/>active_threads = active_threads + 1</text:p>
      <text:p text:style-name="P3"><text:s text:c="8"/>l <text:s text:c="2"/>= stack(il,stackpointer)</text:p>
      <text:p text:style-name="P3"><text:s text:c="8"/>r <text:s text:c="2"/>= stack(ir,stackpointer)</text:p>
      <text:p text:style-name="P3"><text:s text:c="8"/>eps = stack(ie,stackpointer)</text:p>
      <text:p text:style-name="P3"><text:s text:c="8"/>stackpointer = stackpointer - 1</text:p>
      <text:p text:style-name="P3"><text:s text:c="5"/>END IF</text:p>
      <text:p text:style-name="P3">!$OMP END critical (pop)</text:p>
      <text:p text:style-name="P3"/>
      <text:p text:style-name="P3">IF (work .EQ. 0) THEN</text:p>
      <text:p text:style-name="P3"><text:s text:c="3"/>cycle</text:p>
      <text:p text:style-name="P3">END IF</text:p>
      <text:p text:style-name="P3"/>
      <text:p text:style-name="P3">! *** Compute estimates.</text:p>
      <text:p text:style-name="P3"/>
      <text:p text:style-name="P3"><text:s text:c="5"/>m <text:s text:c="3"/>= 0.5 * (l + r)</text:p>
      <text:p text:style-name="P3"><text:s text:c="5"/>est1 = 0.5 * (r - l) * (Func(l) + Func(r))</text:p>
      <text:p text:style-name="P3"><text:s text:c="5"/>est2 = 0.5 * ((m - l) * (Func(l) + Func(m)) + &amp;</text:p>
      <text:p text:style-name="P3"><text:s text:c="12"/>(r - m) * (Func(m) + Func(r)))</text:p>
      <text:p text:style-name="P3"><text:s text:c="5"/>abserror = ABS(est2-est1) / 3.0</text:p>
      <text:p text:style-name="P3"/>
      <text:p text:style-name="P3">! *** Check for desired accuracy: push both halves onto the</text:p>
      <text:p text:style-name="P3">! *** stack if not accurate enough.</text:p>
      <text:p text:style-name="P3"/>
      <text:p text:style-name="P3"><text:s text:c="5"/>IF (abserror .LE. eps) THEN</text:p>
      <text:p text:style-name="P3">! *** ours</text:p>
      <text:p text:style-name="P3"/>
      <text:p text:style-name="P3"><text:s text:c="8"/>result = result + est2</text:p>
      <text:p text:style-name="P3">!$OMP ATOMIC</text:p>
      <text:p text:style-name="P3"><text:s text:c="8"/>active_threads = active_threads - 1</text:p>
      <text:p text:style-name="P3">! *** ours</text:p>
      <text:p text:style-name="P3"><text:s text:c="5"/>ELSE</text:p>
      <text:p text:style-name="P3"><text:s text:c="8"/>IF (stackpointer+2 .GT. STACKSIZE) THEN</text:p>
      <text:p text:style-name="P3"><text:s text:c="11"/>PRINT *, "Stack too small, try STACKSIZE = ", 2*STACKSIZE</text:p>
      <text:p text:style-name="P3"><text:s text:c="11"/>STOP</text:p>
      <text:p text:style-name="P3"><text:s text:c="8"/>END IF</text:p>
      <text:p text:style-name="P3"/>
      <text:p text:style-name="P3">! *** ours</text:p>
      <text:p text:style-name="P3">!$OMP critical (pop)</text:p>
      <text:p text:style-name="P3">! *** ours</text:p>
      <text:p text:style-name="P3"><text:s text:c="8"/>stackpointer = stackpointer + 1</text:p>
      <text:p text:style-name="P3"><text:s text:c="8"/>stack(il,stackpointer) = l</text:p>
      <text:p text:style-name="P3"><text:s text:c="8"/>stack(ir,stackpointer) = m</text:p>
      <text:p text:style-name="P3"><text:s text:c="8"/>stack(ie,stackpointer) = eps * 0.5</text:p>
      <text:p text:style-name="P3"/>
      <text:p text:style-name="P3"><text:s text:c="8"/>stackpointer = stackpointer + 1</text:p>
      <text:p text:style-name="P3"><text:s text:c="8"/>stack(il,stackpointer) = m</text:p>
      <text:p text:style-name="P3"><text:s text:c="8"/>stack(ir,stackpointer) = r</text:p>
      <text:p text:style-name="P3"><text:s text:c="8"/>stack(ie,stackpointer) = eps * 0.5</text:p>
      <text:p text:style-name="P3">! *** ours</text:p>
      <text:p text:style-name="P3"><text:s text:c="8"/>!$OMP ATOMIC</text:p>
      <text:p text:style-name="P3"><text:s text:c="8"/>active_threads = active_threads - 1</text:p>
      <text:p text:style-name="P3">!$OMP END critical (pop)</text:p>
      <text:p text:style-name="P3">! *** ours</text:p>
      <text:p text:style-name="P3"/>
      <text:p text:style-name="P3"><text:s text:c="5"/>END IF</text:p>
      <text:p text:style-name="P3"><text:s text:c="2"/>END DO</text:p>
      <text:p text:style-name="P3">!$OMP end parallel</text:p>
      <text:p text:style-name="P3"><text:s text:c="2"/>RETURN</text:p>
      <text:p text:style-name="P3">END SUBROUTINE Stackops</text:p>
      <text:p text:style-name="P3"><text:s text:c="7"/></text:p>
      <text:p text:style-name="P3">REAL*8 FUNCTION Func1 (x)</text:p>
      <text:p text:style-name="P3"/>
      <text:p text:style-name="P3"><text:s text:c="2"/>REAL*8 x, q</text:p>
      <text:p text:style-name="P3"><text:s text:c="2"/>INTEGER n, i</text:p>
      <text:p text:style-name="P3"/>
      <text:p text:style-name="P3"><text:s text:c="2"/>n = 2000</text:p>
      <text:p text:style-name="P3"><text:s text:c="2"/>q = 1000.0</text:p>
      <text:p text:style-name="P3"/>
      <text:p text:style-name="P3"><text:s text:c="2"/>DO i=1,n</text:p>
      <text:p text:style-name="P3"><text:s text:c="5"/>q = q - x</text:p>
      <text:p text:style-name="P3"><text:s text:c="2"/>END DO</text:p>
      <text:p text:style-name="P3"><text:s text:c="2"/>if (q.eq.1.0d10) print *,q</text:p>
      <text:p text:style-name="P3"/>
      <text:p text:style-name="P3"><text:s text:c="2"/>Func1 = x * x</text:p>
      <text:p text:style-name="P3"><text:s text:c="2"/>RETURN</text:p>
      <text:p text:style-name="P3">END FUNCTION Func1</text:p>
      <text:p text:style-name="P3"/>
      <text:p text:style-name="P3"><text:soft-page-break/>REAL*8 FUNCTION Func2(x)</text:p>
      <text:p text:style-name="P3"/>
      <text:p text:style-name="P3"><text:s text:c="2"/>REAL*8 x, q</text:p>
      <text:p text:style-name="P3"><text:s text:c="2"/>INTEGER n, i</text:p>
      <text:p text:style-name="P3"/>
      <text:p text:style-name="P3"><text:s text:c="2"/>n = 20000</text:p>
      <text:p text:style-name="P3"><text:s text:c="2"/>q = 1000.0</text:p>
      <text:p text:style-name="P3"/>
      <text:p text:style-name="P3"><text:s text:c="2"/>DO i=1,n</text:p>
      <text:p text:style-name="P3"><text:s text:c="5"/>q = q - x</text:p>
      <text:p text:style-name="P3"><text:s text:c="2"/>END DO</text:p>
      <text:p text:style-name="P3"><text:s text:c="2"/>if (q.eq.1.0d10) print *,q</text:p>
      <text:p text:style-name="P3"/>
      <text:p text:style-name="P3"><text:s text:c="2"/>Func2 = x * x</text:p>
      <text:p text:style-name="P3"><text:s text:c="2"/>RETURN</text:p>
      <text:p text:style-name="P3">END FUNCTION Func2</text:p>
      <text:p text:style-name="P3"/>
      <text:p text:style-name="P3">REAL*8 FUNCTION Func3 (x)</text:p>
      <text:p text:style-name="P3"/>
      <text:p text:style-name="P3"><text:s text:c="2"/>REAL*8 x, q</text:p>
      <text:p text:style-name="P3"><text:s text:c="2"/>INTEGER n, i</text:p>
      <text:p text:style-name="P3"/>
      <text:p text:style-name="P3"><text:s text:c="2"/>n = 200000</text:p>
      <text:p text:style-name="P3"><text:s text:c="2"/>q = 1000.0</text:p>
      <text:p text:style-name="P3"/>
      <text:p text:style-name="P3"><text:s text:c="2"/>DO i=1,n</text:p>
      <text:p text:style-name="P3"><text:s text:c="5"/>q = q - x</text:p>
      <text:p text:style-name="P3"><text:s text:c="2"/>END DO</text:p>
      <text:p text:style-name="P3"><text:s text:c="2"/>if (q.eq.1.0d10) print *,q</text:p>
      <text:p text:style-name="P3"/>
      <text:p text:style-name="P3"><text:s text:c="2"/>Func3 = x * x</text:p>
      <text:p text:style-name="P3"><text:s text:c="2"/>RETURN</text:p>
      <text:p text:style-name="P4">END FUNCTION Func3</text:p>
      <text:p text:style-name="P1"/>
      <text:p text:style-name="P1"/>
      <text:p text:style-name="P2">Overhead sources by type.</text:p>
      <text:p text:style-name="P2"/>
      <text:list xml:id="list20765355581" text:style-name="L1">
        <text:list-item>
          <text:p text:style-name="P6">Non-parallel code: The stack, stackpointer and active_threads variables are shared amongst all the cores. It is necessary in order to implement a correct parallel algorithm for the integral calculation and a termination algorithm. When a thread gets a task from the stack, it needs to modify the stackpointer variable. Then, when it finishes and evaluates that more work is needed to achieve better precision, it will modify the stack and the stackpointer variables again to insert two more tasks. Whenever a thread is working on this process, it increments the active_threads counter and when it finishes, it will decrement it. Since all threads will write to these variables, we need to protect them with contention mechanisms, which prevent a section of code from being executed by more than one thread at any one time. With parallelism gone, this code becomes sequential, thus producing this type of overhead.</text:p>
        </text:list-item>
      </text:list>
      <text:p text:style-name="P2"/>
      <text:list xml:id="list1500878386" text:continue-numbering="true" text:style-name="L1">
        <text:list-item>
          <text:p text:style-name="P6">Synchronisation: This corresponds to the critical sections in the code, along with the atomic instructions, which are used to handle contention of the stack and stackpointer variables and the active_threads counter (variables shared amongst all cores). The costs of the locking and unlocking mechanisms (used for the critical sections), the cost of checking if a variable is locked or unlocked, and the cost of the atomic directive procedures compose this overhead. According to the results of the experiments shown in this report, a higher <text:s/>number of threads increases this overhead. This overhead is also increased when the tasks performed are less complex. As the tasks become less complex, the time to execute each task decreases, however the time taken to perform the synchronisation processes remains constant regardless of task complexity. This means that a greater proportion of the total time of execution (including the synchronisation and executing the task) will be spent synchronising. In less complex tasks, modifications to the shared variables will occur more often and contention will increase.</text:p>
          <text:p text:style-name="P6"/>
        </text:list-item>
      </text:list>
      <text:p text:style-name="P2"><draw:frame draw:style-name="fr1" draw:name="Object1" text:anchor-type="paragraph" svg:width="10.351cm" svg:height="5.823cm" draw:z-index="0"><draw:object xlink:href="./Object 1" xlink:type="simple" xlink:show="embed" xlink:actuate="onLoad"/><draw:image xlink:href="./ObjectReplacements/Object 1"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list xml:id="list48345899" text:continue-numbering="true" text:style-name="L1">
        <text:list-item>
          <text:p text:style-name="P6">Memory access:</text:p>
        </text:list-item>
        <text:list-item>
          <text:p text:style-name="P6">Scheduling (parallel contro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12:45:45</meta:creation-date>
    <meta:editing-duration>PT57M20S</meta:editing-duration>
    <meta:editing-cycles>6</meta:editing-cycles>
    <meta:generator>LibreOffice/3.4$Unix LibreOffice_project/340m1$Build-502</meta:generator>
    <dc:date>2014-10-17T13:43:04</dc:date>
    <meta:document-statistic meta:table-count="0" meta:image-count="0" meta:object-count="1" meta:page-count="4" meta:paragraph-count="165" meta:word-count="918" meta:character-count="6111" meta:non-whitespace-character-count="4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35cm" svg:height="5.822cm" xlink:href="." xlink:type="simple" chart:class="chart:bar" chart:style-name="ch1">
        <chart:title svg:x="2.406cm" svg:y="0.252cm" chart:style-name="ch2">
          <text:p>Synchronization overhead</text:p>
        </chart:title>
        <chart:legend chart:legend-position="end" svg:x="6.764cm" svg:y="1.767cm" style:legend-expansion="high" chart:style-name="ch3"/>
        <chart:plot-area chart:style-name="ch4" chart:data-source-has-labels="both" svg:x="1.218cm" svg:y="1.263cm" svg:width="5.132cm" svg:height="3.46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087cm" svg:y="1.31cm" svg:width="4.254cm" svg:height="2.76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2.496cm" svg:y="4.841cm" chart:style-name="ch6">
              <text:p>Number of Cores</text:p>
            </chart:title>
            <chart:categories table:cell-range-address="local-table.$A$2:.$A$6"/>
          </chart:axis>
          <chart:axis chart:dimension="y" chart:name="primary-y" chart:style-name="ch7">
            <chart:title svg:x="0.451cm" svg:y="4.401cm" chart:style-name="ch8">
              <text:p>Execution Time (s)</text:p>
            </chart:title>
            <chart:grid chart:style-name="ch9" chart:class="major"/>
          </chart:axis>
          <chart:axis chart:dimension="z" chart:name="primary-z" chart:style-name="ch5"/>
          <chart:series chart:style-name="ch10" chart:values-cell-range-address="local-table.$B$2:.$B$6" chart:label-cell-address="local-table.$B$1" chart:class="chart:bar">
            <chart:data-point chart:repeated="5"/>
          </chart:series>
          <chart:series chart:style-name="ch11" chart:values-cell-range-address="local-table.$C$2:.$C$6" chart:label-cell-address="local-table.$C$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ynchronisation time</text:p>
              </table:table-cell>
              <table:table-cell office:value-type="string">
                <text:p>Actual task execution (productive code)</text:p>
              </table:table-cell>
            </table:table-row>
          </table:table-header-rows>
          <table:table-rows>
            <table:table-row>
              <table:table-cell office:value-type="float" office:value="1">
                <text:p/>
              </table:table-cell>
              <table:table-cell office:value-type="float" office:value="50">
                <text:p>50</text:p>
              </table:table-cell>
              <table:table-cell office:value-type="float" office:value="100">
                <text:p>100</text:p>
              </table:table-cell>
            </table:table-row>
            <table:table-row>
              <table:table-cell office:value-type="float" office:value="2">
                <text:p/>
              </table:table-cell>
              <table:table-cell office:value-type="float" office:value="50">
                <text:p>50</text:p>
              </table:table-cell>
              <table:table-cell office:value-type="float" office:value="60">
                <text:p>60</text:p>
              </table:table-cell>
            </table:table-row>
            <table:table-row>
              <table:table-cell office:value-type="float" office:value="4">
                <text:p/>
              </table:table-cell>
              <table:table-cell office:value-type="float" office:value="50">
                <text:p>50</text:p>
              </table:table-cell>
              <table:table-cell office:value-type="float" office:value="40">
                <text:p>40</text:p>
              </table:table-cell>
            </table:table-row>
            <table:table-row>
              <table:table-cell office:value-type="float" office:value="6">
                <text:p>10</text:p>
              </table:table-cell>
              <table:table-cell office:value-type="float" office:value="50">
                <text:p>50</text:p>
              </table:table-cell>
              <table:table-cell office:value-type="float" office:value="20">
                <text:p>20</text:p>
              </table:table-cell>
            </table:table-row>
            <table:table-row>
              <table:table-cell office:value-type="float" office:value="10">
                <text:p>10</text:p>
              </table:table-cell>
              <table:table-cell office:value-type="float" office:value="50">
                <text:p>50</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